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rincipal" style:family="table">
      <style:table-properties style:width="28.7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incipal.A" style:family="table-column">
      <style:table-column-properties style:column-width="10.689cm" style:rel-column-width="24406*"/>
    </style:style>
    <style:style style:name="Principal.B" style:family="table-column">
      <style:table-column-properties style:column-width="8.202cm" style:rel-column-width="18727*"/>
    </style:style>
    <style:style style:name="Principal.C" style:family="table-column">
      <style:table-column-properties style:column-width="9.811cm" style:rel-column-width="22402*"/>
    </style:style>
    <style:style style:name="Principal.1" style:family="table-row">
      <style:table-row-properties fo:background-color="transparent" fo:keep-together="auto">
        <style:background-image/>
      </style:table-row-properties>
    </style:style>
    <style:style style:name="Principal.A1" style:family="table-cell">
      <style:table-cell-properties style:vertical-align="middle" fo:padding="0.049cm" fo:border-left="2pt solid #808080" fo:border-right="none" fo:border-top="2pt solid #808080" fo:border-bottom="2pt solid #808080"/>
    </style:style>
    <style:style style:name="Principal.B1" style:family="table-cell">
      <style:table-cell-properties fo:padding="0.097cm" fo:border-left="none" fo:border-right="none" fo:border-top="2pt solid #808080" fo:border-bottom="none"/>
    </style:style>
    <style:style style:name="Principal.C1" style:family="table-cell">
      <style:table-cell-properties style:vertical-align="" fo:background-color="transparent" fo:padding="0.049cm" fo:border-left="none" fo:border-right="2pt solid #808080" fo:border-top="2pt solid #808080" fo:border-bottom="none" style:writing-mode="page">
        <style:background-image/>
      </style:table-cell-properties>
    </style:style>
    <style:style style:name="Principal.B2" style:family="table-cell">
      <style:table-cell-properties fo:padding="0.049cm" fo:border-left="none" fo:border-right="none" fo:border-top="none" fo:border-bottom="2pt solid #808080"/>
    </style:style>
    <style:style style:name="Principal.C2" style:family="table-cell">
      <style:table-cell-properties fo:padding="0.049cm" fo:border-left="none" fo:border-right="2pt solid #808080" fo:border-top="none" fo:border-bottom="2pt solid #808080"/>
    </style:style>
    <style:style style:name="Detail" style:family="table">
      <style:table-properties style:width="28.7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Detail.A" style:family="table-column">
      <style:table-column-properties style:column-width="3.586cm" style:rel-column-width="8187*"/>
    </style:style>
    <style:style style:name="Detail.B" style:family="table-column">
      <style:table-column-properties style:column-width="3.588cm" style:rel-column-width="8191*"/>
    </style:style>
    <style:style style:name="Detail.D" style:family="table-column">
      <style:table-column-properties style:column-width="5.537cm" style:rel-column-width="12642*"/>
    </style:style>
    <style:style style:name="Detail.E" style:family="table-column">
      <style:table-column-properties style:column-width="5.225cm" style:rel-column-width="11929*"/>
    </style:style>
    <style:style style:name="Detail.G" style:family="table-column">
      <style:table-column-properties style:column-width="3.593cm" style:rel-column-width="8204*"/>
    </style:style>
    <style:style style:name="Detail.A1" style:family="table-cell">
      <style:table-cell-properties fo:padding="0.097cm" fo:border-left="0.75pt solid #000000" fo:border-right="0.75pt solid #000000" fo:border-top="0.75pt solid #000000" fo:border-bottom="none"/>
    </style:style>
    <style:style style:name="Detail.2" style:family="table-row">
      <style:table-row-properties fo:background-color="transparent" fo:keep-together="auto">
        <style:background-image/>
      </style:table-row-properties>
    </style:style>
    <style:style style:name="Detail.A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Detail.B2" style:family="table-cell">
      <style:table-cell-properties style:vertical-align="middle" fo:padding="0.097cm" fo:border-left="none" fo:border-right="0.75pt solid #000000" fo:border-top="none" fo:border-bottom="0.75pt solid #000000"/>
    </style:style>
    <style:style style:name="Detail.F2" style:family="table-cell">
      <style:table-cell-properties style:vertical-align="middle" fo:padding="0.097cm" fo:border-left="none" fo:border-right="none" fo:border-top="none" fo:border-bottom="0.75pt solid #000000"/>
    </style:style>
    <style:style style:name="Detail.G2" style:family="table-cell">
      <style:table-cell-properties style:vertical-align="middle" fo:background-color="transparent" fo:padding="0.097cm" fo:border-left="none" fo:border-right="0.75pt solid #000000" fo:border-top="none" fo:border-bottom="0.75pt solid #000000" style:writing-mode="page">
        <style:background-image/>
      </style:table-cell-properties>
    </style:style>
    <style:style style:name="Detail.A4" style:family="table-cell">
      <style:table-cell-properties fo:padding="0.097cm" fo:border-left="0.05pt solid #000000" fo:border-right="none" fo:border-top="none" fo:border-bottom="0.05pt solid #000000"/>
    </style:style>
    <style:style style:name="Detail.B4" style:family="table-cell">
      <style:table-cell-properties fo:padding="0.097cm" fo:border-left="none" fo:border-right="0.05pt solid #000000" fo:border-top="none" fo:border-bottom="0.05pt solid #000000"/>
    </style:style>
    <style:style style:name="Detail.C4" style:family="table-cell">
      <style:table-cell-properties fo:padding="0.097cm" fo:border-left="0.05pt solid #000000" fo:border-right="none" fo:border-top="none" fo:border-bottom="0.05pt solid #000000"/>
    </style:style>
    <style:style style:name="Detail.D4" style:family="table-cell">
      <style:table-cell-properties fo:padding="0.097cm" fo:border-left="none" fo:border-right="0.05pt solid #000000" fo:border-top="none" fo:border-bottom="0.05pt solid #000000"/>
    </style:style>
    <style:style style:name="Detail.E4" style:family="table-cell">
      <style:table-cell-properties fo:padding="0.097cm" fo:border-left="0.05pt solid #000000" fo:border-right="none" fo:border-top="none" fo:border-bottom="0.05pt solid #000000"/>
    </style:style>
    <style:style style:name="Detail.F4" style:family="table-cell">
      <style:table-cell-properties fo:padding="0.097cm" fo:border-left="none" fo:border-right="none" fo:border-top="none" fo:border-bottom="0.05pt solid #000000"/>
    </style:style>
    <style:style style:name="Detail.G4" style:family="table-cell">
      <style:table-cell-properties fo:padding="0.097cm" fo:border-left="none" fo:border-right="0.05pt solid #000000" fo:border-top="none" fo:border-bottom="0.05pt solid #000000"/>
    </style:style>
    <style:style style:name="Tabla2" style:family="table">
      <style:table-properties style:width="28.702cm" table:align="margins"/>
    </style:style>
    <style:style style:name="Tabla2.A" style:family="table-column">
      <style:table-column-properties style:column-width="28.702cm" style:rel-column-width="65535*"/>
    </style:style>
    <style:style style:name="Tab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size="14pt" fo:language="zxx" fo:country="none" fo:font-weight="bold" officeooo:rsid="003114dd" officeooo:paragraph-rsid="00277e0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Liberation Sans" fo:font-size="13pt" fo:language="zxx" fo:country="none" fo:font-weight="bold" officeooo:rsid="001cbd64" officeooo:paragraph-rsid="0041143f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4" style:family="paragraph" style:parent-style-name="Table_20_Contents">
      <style:text-properties style:font-name="Liberation Sans" fo:font-size="10pt" officeooo:paragraph-rsid="001f0624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10pt" officeooo:paragraph-rsid="0029694e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0pt" officeooo:paragraph-rsid="0036ad8c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0pt" officeooo:rsid="0029694e" officeooo:paragraph-rsid="0029694e" style:font-size-asian="10pt" style:font-size-complex="10pt"/>
    </style:style>
    <style:style style:name="P8" style:family="paragraph" style:parent-style-name="Table_20_Contents">
      <style:text-properties style:font-name="Liberation Sans" fo:font-size="10pt" officeooo:paragraph-rsid="0044b3d5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0pt" fo:language="zxx" fo:country="none" officeooo:rsid="0029694e" officeooo:paragraph-rsid="001f0624" style:font-size-asian="10pt" style:language-asian="zxx" style:country-asian="none" style:font-size-complex="10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fo:language="zxx" fo:country="none" fo:font-weight="bold" officeooo:rsid="003114dd" officeooo:paragraph-rsid="001f062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2pt" fo:language="zxx" fo:country="none" fo:font-weight="bold" officeooo:rsid="0044b3d5" officeooo:paragraph-rsid="0044b3d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Liberation Sans1" fo:font-size="10.5pt" fo:language="zxx" fo:country="none" fo:font-weight="bold" officeooo:rsid="003114dd" officeooo:paragraph-rsid="003114dd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Liberation Sans1" fo:font-size="10.5pt" fo:language="zxx" fo:country="none" fo:font-weight="bold" officeooo:rsid="00277e02" officeooo:paragraph-rsid="00277e02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14" style:family="paragraph" style:parent-style-name="Table_20_Contents">
      <style:text-properties style:font-name="Liberation Sans1" fo:font-size="10.5pt" fo:font-weight="normal" officeooo:rsid="001e2c5a" officeooo:paragraph-rsid="0044b3d5" style:font-size-asian="10.5pt" style:font-weight-asian="normal" style:font-size-complex="10.5pt" style:font-weight-complex="normal"/>
    </style:style>
    <style:style style:name="P15" style:family="paragraph" style:parent-style-name="Header">
      <style:text-properties style:font-name="Liberation Sans"/>
    </style:style>
    <style:style style:name="P16" style:family="paragraph" style:parent-style-name="Standard">
      <style:text-properties style:font-name="Liberation Sans"/>
    </style:style>
    <style:style style:name="P17" style:family="paragraph" style:parent-style-name="Standard">
      <style:paragraph-properties fo:text-align="start" style:justify-single-word="false">
        <style:tab-stops>
          <style:tab-stop style:position="12.012cm"/>
        </style:tab-stops>
      </style:paragraph-properties>
      <style:text-properties style:font-name="Liberation Sans" fo:font-size="9pt" officeooo:rsid="0044b3d5" officeooo:paragraph-rsid="0044b3d5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zxx" fo:country="none" fo:font-weight="bold" officeooo:rsid="003114dd" officeooo:paragraph-rsid="003114d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0pt" fo:language="zxx" fo:country="none" officeooo:rsid="0029694e" officeooo:paragraph-rsid="003114dd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font-name="Liberation Sans" officeooo:paragraph-rsid="0044b3d5"/>
    </style:style>
    <style:style style:name="P21" style:family="paragraph" style:parent-style-name="Standard">
      <style:text-properties officeooo:paragraph-rsid="0044b3d5"/>
    </style:style>
    <style:style style:name="P22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style:font-name="Liberation Sans1" fo:font-size="10.5pt" fo:font-weight="bold" officeooo:rsid="001e2c5a" officeooo:paragraph-rsid="001e2c5a" style:font-size-asian="10.5pt" style:font-weight-asian="bold" style:font-size-complex="10.5pt" style:font-weight-complex="bold"/>
    </style:style>
    <style:style style:name="P23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style:font-name="Liberation Sans1" fo:font-size="10.5pt" fo:font-weight="bold" officeooo:rsid="001e2c5a" officeooo:paragraph-rsid="003114dd" style:font-size-asian="10.5pt" style:font-weight-asian="bold" style:font-size-complex="10.5pt" style:font-weight-complex="bold"/>
    </style:style>
    <style:style style:name="P24" style:family="paragraph" style:parent-style-name="Table_20_Contents">
      <style:paragraph-properties fo:margin-left="0.199cm" fo:margin-right="0cm" fo:text-indent="0cm" style:auto-text-indent="false"/>
      <style:text-properties style:font-name="Liberation Sans1" fo:font-size="20pt" fo:font-weight="bold" officeooo:paragraph-rsid="003ebac5" style:font-size-asian="20pt" style:font-weight-asian="bold" style:font-size-complex="20pt" style:font-weight-complex="bold"/>
    </style:style>
    <style:style style:name="P25" style:family="paragraph" style:parent-style-name="Standard">
      <style:paragraph-properties fo:text-align="start" style:justify-single-word="false">
        <style:tab-stops>
          <style:tab-stop style:position="11.959cm"/>
        </style:tab-stops>
      </style:paragraph-properties>
      <style:text-properties style:font-name="Liberation Sans" fo:font-size="9pt" officeooo:rsid="001cbd64" officeooo:paragraph-rsid="00497ab8" style:font-size-asian="9pt" style:font-size-complex="9pt"/>
    </style:style>
    <style:style style:name="P26" style:family="paragraph" style:parent-style-name="Table_20_Contents">
      <style:text-properties style:font-name="Liberation Sans" fo:font-size="10pt" fo:font-weight="bold" officeooo:rsid="0048d0ee" officeooo:paragraph-rsid="0048d0ee" style:font-size-asian="10pt" style:font-weight-asian="bold" style:font-size-complex="10pt" style:font-weight-complex="bold"/>
    </style:style>
    <style:style style:name="T1" style:family="text">
      <style:text-properties officeooo:rsid="00327c1f"/>
    </style:style>
    <style:style style:name="T2" style:family="text">
      <style:text-properties officeooo:rsid="0041143f"/>
    </style:style>
    <style:style style:name="T3" style:family="text">
      <style:text-properties officeooo:rsid="00316bb6"/>
    </style:style>
    <style:style style:name="T4" style:family="text">
      <style:text-properties style:text-outline="false" style:text-line-through-style="none" style:text-line-through-type="none" style:font-name="Arial1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Arial1" fo:font-style="normal" fo:text-shadow="none" style:text-underline-style="none" fo:font-weight="normal" officeooo:rsid="0044b3d5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Arial1" fo:font-style="normal" fo:text-shadow="none" style:text-underline-style="none" fo:font-weight="normal" officeooo:rsid="00497ab8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fo:language="zxx" fo:country="none" fo:font-style="normal" fo:text-shadow="none" style:text-underline-style="none" fo:font-weight="normal" officeooo:rsid="003114dd" style:language-asian="zxx" style:country-asian="none" style:font-style-asian="normal" style:font-weight-asian="normal" style:language-complex="zxx" style:country-complex="none" style:text-emphasize="none"/>
    </style:style>
    <style:style style:name="T8" style:family="text">
      <style:text-properties fo:language="zxx" fo:country="none" officeooo:rsid="003114dd" style:language-asian="zxx" style:country-asian="none" style:language-complex="zxx" style:country-complex="none"/>
    </style:style>
    <style:style style:name="T9" style:family="text">
      <style:text-properties officeooo:rsid="00568c83"/>
    </style:style>
    <style:style style:name="T10" style:family="text">
      <style:text-properties officeooo:rsid="00478b83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rincipal" table:style-name="Principal">
        <table:table-column table:style-name="Principal.A"/>
        <table:table-column table:style-name="Principal.B"/>
        <table:table-column table:style-name="Principal.C"/>
        <table:table-row table:style-name="Principal.1">
          <table:table-cell table:style-name="Principal.A1" table:number-rows-spanned="2" office:value-type="string">
            <text:p text:style-name="P24"><text:span text:style-name="T9">PLAN DE ESTUDIO: </text:span><text:span text:style-name="T9"><text:placeholder text:placeholder-type="text">&lt;stp_code&gt;</text:placeholder></text:span></text:p>
          </table:table-cell>
          <table:table-cell table:style-name="Principal.B1" office:value-type="string">
            <text:p text:style-name="P12">Report date range:</text:p>
          </table:table-cell>
          <table:table-cell table:style-name="Principal.C1" office:value-type="string">
            <text:p text:style-name="P23"><text:placeholder text:placeholder-type="text">&lt;format_date(report_date_from, user.language)&gt;</text:placeholder> - <text:placeholder text:placeholder-type="text">&lt;format_date(report_date_to, user.language)&gt;</text:placeholder></text:p>
          </table:table-cell>
        </table:table-row>
        <table:table-row>
          <table:covered-table-cell/>
          <table:table-cell table:style-name="Principal.B2" office:value-type="string">
            <text:p text:style-name="P13"/>
          </table:table-cell>
          <table:table-cell table:style-name="Principal.C2" office:value-type="string">
            <text:p text:style-name="P22"/>
          </table:table-cell>
        </table:table-row>
      </table:table>
      <text:p text:style-name="P16"/>
      <table:table table:name="Detail" table:style-name="Detail">
        <table:table-column table:style-name="Detail.A"/>
        <table:table-column table:style-name="Detail.B" table:number-columns-repeated="2"/>
        <table:table-column table:style-name="Detail.D"/>
        <table:table-column table:style-name="Detail.E"/>
        <table:table-column table:style-name="Detail.B"/>
        <table:table-column table:style-name="Detail.G"/>
        <table:table-header-rows>
          <table:table-row>
            <table:table-cell table:style-name="Detail.A1" table:number-columns-spanned="2" office:value-type="string">
              <text:p text:style-name="P10">Sample</text:p>
            </table:table-cell>
            <table:covered-table-cell/>
            <table:table-cell table:style-name="Detail.A1" table:number-columns-spanned="2" office:value-type="string">
              <text:p text:style-name="P11">Sample input to file</text:p>
            </table:table-cell>
            <table:covered-table-cell/>
            <table:table-cell table:style-name="Detail.A1" table:number-columns-spanned="3" office:value-type="string">
              <text:p text:style-name="P18">Countersample</text:p>
            </table:table-cell>
            <table:covered-table-cell/>
            <table:covered-table-cell/>
          </table:table-row>
          <table:table-row table:style-name="Detail.2">
            <table:table-cell table:style-name="Detail.A2" office:value-type="string">
              <text:p text:style-name="P7">CIATI Code</text:p>
            </table:table-cell>
            <table:table-cell table:style-name="Detail.B2" office:value-type="string">
              <text:p text:style-name="P19">Type</text:p>
            </table:table-cell>
            <table:table-cell table:style-name="Detail.A2" office:value-type="string">
              <text:p text:style-name="P19">Packages quantity and type</text:p>
            </table:table-cell>
            <table:table-cell table:style-name="Detail.B2" office:value-type="string">
              <text:p text:style-name="P19">Location</text:p>
            </table:table-cell>
            <table:table-cell table:style-name="Detail.A2" office:value-type="string">
              <text:p text:style-name="P19">Location</text:p>
            </table:table-cell>
            <table:table-cell table:style-name="Detail.F2" office:value-type="string">
              <text:p text:style-name="P9">Countersample date</text:p>
            </table:table-cell>
            <table:table-cell table:style-name="Detail.G2" office:value-type="string">
              <text:p text:style-name="P19">Comments</text:p>
            </table:table-cell>
          </table:table-row>
        </table:table-header-rows>
        <table:table-row>
          <table:table-cell table:number-columns-spanned="7" office:value-type="string">
            <text:p text:style-name="P4"><text:placeholder text:placeholder-type="text">&lt;for each="fraction in objec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etail.A4" office:value-type="string">
            <text:p text:style-name="P5"><text:placeholder text:placeholder-type="text">&lt;fraction['number']&gt;</text:placeholder></text:p>
          </table:table-cell>
          <table:table-cell table:style-name="Detail.B4" office:value-type="string">
            <text:p text:style-name="P6"><text:placeholder text:placeholder-type="text">&lt;fraction['type']&gt;</text:placeholder></text:p>
          </table:table-cell>
          <table:table-cell table:style-name="Detail.C4" office:value-type="string">
            <text:p text:style-name="P6"><text:placeholder text:placeholder-type="text">&lt;fraction['packages']&gt;</text:placeholder></text:p>
          </table:table-cell>
          <table:table-cell table:style-name="Detail.D4" office:value-type="string">
            <text:p text:style-name="P6"><text:placeholder text:placeholder-type="text">&lt;fraction['storage_location']&gt;</text:placeholder></text:p>
          </table:table-cell>
          <table:table-cell table:style-name="Detail.E4" office:value-type="string">
            <text:p text:style-name="P6"><text:placeholder text:placeholder-type="text">&lt;fraction['countersample_location']&gt;</text:placeholder></text:p>
          </table:table-cell>
          <table:table-cell table:style-name="Detail.F4" office:value-type="string">
            <text:p text:style-name="P6"><text:placeholder text:placeholder-type="text">&lt;format_date(fraction['countersample_date'], user.language) if fraction['countersample_date'] else ''&gt;</text:placeholder></text:p>
          </table:table-cell>
          <table:table-cell table:style-name="Detail.G4" office:value-type="string">
            <text:p text:style-name="P6"><text:placeholder text:placeholder-type="text">&lt;fraction['comments']&gt;</text:placeholder></text:p>
          </table:table-cell>
        </table:table-row>
        <table:table-row>
          <table:table-cell table:number-columns-spanned="7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ext:p text:style-name="P20"/>
      <table:table table:name="Tabla2" table:style-name="Tabla2">
        <table:table-column table:style-name="Tabla2.A"/>
        <table:table-row>
          <table:table-cell table:style-name="Tabla2.A1" office:value-type="string">
            <text:p text:style-name="P26">General comments:</text:p>
          </table:table-cell>
        </table:table-row>
        <table:table-row>
          <table:table-cell table:style-name="Tabla2.A2" office:value-type="string">
            <text:p text:style-name="P14"/>
            <text:p text:style-name="P14"/>
            <text:p text:style-name="P8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4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Header" style:family="table">
      <style:table-properties style:width="28.702cm" table:align="margins"/>
    </style:style>
    <style:style style:name="Header.A" style:family="table-column">
      <style:table-column-properties style:column-width="6.1cm" style:rel-column-width="13926*"/>
    </style:style>
    <style:style style:name="Header.B" style:family="table-column">
      <style:table-column-properties style:column-width="16.503cm" style:rel-column-width="37681*"/>
    </style:style>
    <style:style style:name="Header.C" style:family="table-column">
      <style:table-column-properties style:column-width="6.1cm" style:rel-column-width="13928*"/>
    </style:style>
    <style:style style:name="Header.1" style:family="table-row">
      <style:table-row-properties style:min-row-height="1.63cm"/>
    </style:style>
    <style:style style:name="Header.B1" style:family="table-cell">
      <style:table-cell-properties style:vertical-align="middle"/>
    </style:style>
    <style:style style:name="MP1" style:family="paragraph" style:parent-style-name="Table_20_Contents">
      <style:text-properties style:font-name="Liberation Sans"/>
    </style:style>
    <style:style style:name="MP2" style:family="paragraph" style:parent-style-name="Table_20_Contents">
      <style:paragraph-properties fo:text-align="center" style:justify-single-word="false"/>
      <style:text-properties style:font-name="Liberation Sans" fo:font-size="14pt" fo:language="zxx" fo:country="none" fo:font-weight="bold" officeooo:rsid="003114dd" officeooo:paragraph-rsid="00277e0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MP3" style:family="paragraph" style:parent-style-name="Table_20_Contents">
      <style:paragraph-properties fo:text-align="end" style:justify-single-word="false"/>
      <style:text-properties style:font-name="Liberation Sans" fo:font-size="13pt" fo:language="zxx" fo:country="none" fo:font-weight="bold" officeooo:rsid="001cbd64" officeooo:paragraph-rsid="0041143f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MP4" style:family="paragraph" style:parent-style-name="Header">
      <style:text-properties style:font-name="Liberation Sans"/>
    </style:style>
    <style:style style:name="MP5" style:family="paragraph" style:parent-style-name="Standard">
      <style:paragraph-properties fo:text-align="start" style:justify-single-word="false">
        <style:tab-stops>
          <style:tab-stop style:position="11.959cm"/>
        </style:tab-stops>
      </style:paragraph-properties>
      <style:text-properties style:font-name="Liberation Sans" fo:font-size="9pt" officeooo:rsid="001cbd64" officeooo:paragraph-rsid="00497ab8" style:font-size-asian="9pt" style:font-size-complex="9pt"/>
    </style:style>
    <style:style style:name="MP6" style:family="paragraph" style:parent-style-name="Standard">
      <style:paragraph-properties fo:text-align="start" style:justify-single-word="false">
        <style:tab-stops>
          <style:tab-stop style:position="12.012cm"/>
        </style:tab-stops>
      </style:paragraph-properties>
      <style:text-properties style:font-name="Liberation Sans" fo:font-size="9pt" officeooo:rsid="0044b3d5" officeooo:paragraph-rsid="0044b3d5" style:font-size-asian="9pt" style:font-size-complex="9pt"/>
    </style:style>
    <style:style style:name="MT1" style:family="text">
      <style:text-properties officeooo:rsid="00327c1f"/>
    </style:style>
    <style:style style:name="MT2" style:family="text">
      <style:text-properties officeooo:rsid="0041143f"/>
    </style:style>
    <style:style style:name="MT3" style:family="text">
      <style:text-properties officeooo:rsid="00316bb6"/>
    </style:style>
    <style:style style:name="MT4" style:family="text">
      <style:text-properties style:text-outline="false" style:text-line-through-style="none" style:text-line-through-type="none" style:font-name="Arial1" fo:font-style="normal" fo:text-shadow="none" style:text-underline-style="none" fo:font-weight="normal" officeooo:rsid="00497ab8" style:font-style-asian="normal" style:font-weight-asian="normal" style:text-emphasize="none"/>
    </style:style>
    <style:style style:name="MT5" style:family="text">
      <style:text-properties style:text-outline="false" style:text-line-through-style="none" style:text-line-through-type="none" style:font-name="Arial1" fo:font-style="normal" fo:text-shadow="none" style:text-underline-style="none" fo:font-weight="normal" style:font-style-asian="normal" style:font-weight-asian="normal" style:text-emphasize="none"/>
    </style:style>
    <style:style style:name="MT6" style:family="text">
      <style:text-properties fo:language="zxx" fo:country="none" officeooo:rsid="003114dd" style:language-asian="zxx" style:country-asian="none" style:language-complex="zxx" style:country-complex="none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column table:style-name="Header.C"/>
          <table:table-row table:style-name="Header.1">
            <table:table-cell office:value-type="string">
              <text:p text:style-name="MP1"><draw:frame draw:style-name="Mfr1" draw:name="image: (company.logo, 'image/png', '6cm', '1.5cm')" text:anchor-type="paragraph" svg:x="0.06cm" svg:y="0.019cm" svg:width="6.001cm" draw:z-index="0"><draw:text-box fo:min-height="1.6cm"><text:p text:style-name="Frame_20_contents"/></draw:text-box></draw:frame></text:p>
            </table:table-cell>
            <table:table-cell table:style-name="Header.B1" office:value-type="string">
              <text:p text:style-name="MP2">Storage of Countersamples</text:p>
            </table:table-cell>
            <table:table-cell office:value-type="string">
              <text:p text:style-name="MP3"><text:span text:style-name="MT1">BPL</text:span> 005 - An<text:span text:style-name="MT1">e</text:span>x<text:span text:style-name="MT1">o</text:span> <text:span text:style-name="MT2">5</text:span> – <text:span text:style-name="MT3">Rev. 3</text:span></text:p>
            </table:table-cell>
          </table:table-row>
        </table:table>
        <text:p text:style-name="MP4"/>
      </style:header>
      <style:footer>
        <text:p text:style-name="MP5"><text:span text:style-name="MT4">DE/IP Signature (Strike out what does not apply):</text:span><text:span text:style-name="MT5"><text:tab/></text:span><text:span text:style-name="MT6">File operator responsible Signature</text:span><text:tab/><text:tab/><text:tab/><text:tab/><text:tab/><text:tab/><text:tab/><text:tab/><text:tab/><text:tab/><text:tab/><text:tab/><text:tab/><text:tab/><text:tab/><text:tab/><text:tab/><text:tab/>Page: <text:page-number text:select-page="current">1</text:page-number>/<text:page-count>1</text:page-count></text:p>
        <text:p text:style-name="MP6">Date:<text:tab/>Date: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3:07:10.037989256</meta:creation-date>
    <meta:editing-duration>P0D</meta:editing-duration>
    <meta:editing-cycles>1</meta:editing-cycles>
    <meta:generator>LibreOffice/4.3.3.2$Linux_x86 LibreOffice_project/430m0$Build-2</meta:generator>
    <meta:document-statistic meta:table-count="4" meta:image-count="0" meta:object-count="0" meta:page-count="1" meta:paragraph-count="27" meta:word-count="75" meta:character-count="738" meta:non-whitespace-character-count="672"/>
    <meta:user-defined meta:name="Info 1"/>
    <meta:user-defined meta:name="Info 2"/>
    <meta:user-defined meta:name="Info 3"/>
    <meta:user-defined meta:name="Info 4"/>
  </office:meta>
</office:document-meta>
</file>